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260" officeooo:paragraph-rsid="00144260" style:font-weight-asian="bold" style:font-weight-complex="bold"/>
    </style:style>
    <style:style style:name="P2" style:family="paragraph" style:parent-style-name="Standard">
      <style:text-properties fo:font-size="16pt" fo:font-weight="bold" officeooo:rsid="00144260" officeooo:paragraph-rsid="0014426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4260" officeooo:paragraph-rsid="00164004"/>
    </style:style>
    <style:style style:name="P4" style:family="paragraph" style:parent-style-name="Standard">
      <style:text-properties fo:color="#000000" loext:opacity="100%" officeooo:rsid="00164004" officeooo:paragraph-rsid="00164004"/>
    </style:style>
    <style:style style:name="P5" style:family="paragraph" style:parent-style-name="Standard">
      <style:text-properties fo:color="#000000" loext:opacity="100%" fo:font-weight="normal" officeooo:rsid="00164004" officeooo:paragraph-rsid="00164004" style:font-weight-asian="normal" style:font-weight-complex="normal"/>
    </style:style>
    <style:style style:name="P6" style:family="paragraph" style:parent-style-name="Standard">
      <style:text-properties fo:color="#000000" loext:opacity="100%" fo:font-weight="bold" officeooo:rsid="00164004" officeooo:paragraph-rsid="00164004" style:font-weight-asian="bold" style:font-weight-complex="bold"/>
    </style:style>
    <style:style style:name="P7" style:family="paragraph" style:parent-style-name="Standard">
      <style:text-properties fo:color="#ff0000" loext:opacity="100%" officeooo:rsid="00164004" officeooo:paragraph-rsid="00164004"/>
    </style:style>
    <style:style style:name="P8" style:family="paragraph" style:parent-style-name="Standard">
      <style:text-properties fo:color="#ff0000" loext:opacity="100%" officeooo:rsid="00144260" officeooo:paragraph-rsid="00144260"/>
    </style:style>
    <style:style style:name="P9" style:family="paragraph" style:parent-style-name="Standard">
      <style:text-properties fo:color="#ff0000" loext:opacity="100%" officeooo:rsid="0015c989" officeooo:paragraph-rsid="0015c989"/>
    </style:style>
    <style:style style:name="T1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Monospace" fo:font-size="10pt" fo:background-color="#e8f2fe" loext:char-shading-value="0" style:font-size-asian="1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6464" loext:opacity="100%" style:font-name="Monospace" fo:font-size="10pt" fo:background-color="#e8f2fe" loext:char-shading-value="0" style:font-size-asian="10pt"/>
    </style:style>
    <style:style style:name="T6" style:family="text">
      <style:text-properties fo:color="#8e00c6" loext:opacity="100%" style:font-name="Monospace" fo:font-size="10pt" fo:background-color="#e8f2fe" loext:char-shading-value="0" style:font-size-asian="10pt"/>
    </style:style>
    <style:style style:name="T7" style:family="text">
      <style:text-properties fo:color="#008000" loext:opacity="100%" style:font-name="Monospace" fo:font-size="10pt" fo:font-weight="bold" fo:background-color="#e8f2fe" loext:char-shading-value="0" style:font-size-asian="10pt" style:font-weight-asian="bold"/>
    </style:style>
    <style:style style:name="T8" style:family="text">
      <style:text-properties officeooo:rsid="0015c98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Monospace" fo:font-size="10pt" fo:font-weight="bold" fo:background-color="#e8f2fe" loext:char-shading-value="0" style:font-size-asian="10pt" style:font-weight-asian="bold"/>
    </style:style>
    <style:style style:name="T13" style:family="text">
      <style:text-properties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ÓN DE TESIS</text:p>
      <text:p text:style-name="P2"/>
      <text:p text:style-name="P1">1. REGISTRO DEL PLAN DE TESIS</text:p>
      <text:p text:style-name="P6">1.1. Muestra los datos del sessionStorage:</text:p>
      <text:p text:style-name="P3">{'CNRODNI': '76574307', 'CNOMBRE': 'ABARCA ARTEAGA XIMENA FERNANDA', 'DATOS': [{'CCODEST': '00412X', 'CUNIACA': '0005', 'CNOMUNI': 'CENTRO DE IDIOMAS'}, {'CCODEST': '004VUQ', 'CUNIACA': '0006', 'CNOMUNI': 'INSTITUTO DE INFORMATICA'}, {'CCODEST': '003WOQ', 'CUNIACA': '0049', 'CNOMUNI': 'INGENIERIA DE SISTEMAS'}]}</text:p>
      <text:p text:style-name="P5">El select debe elegir entre las opciones de DATOS</text:p>
      <text:p text:style-name="P5">Cambié los parámetros de entrada, revísenlo en el main1.py</text:p>
      <text:p text:style-name="P4"><text:span text:style-name="T9">1.2. Busqueda de Egresados</text:span></text:p>
      <text:p text:style-name="P5">La opción debe poder registrar a otro egresado (cuando dos hacen la tesis) se le busca por DNI.</text:p>
      <text:p text:style-name="P6">1.3. Grabar Borrador de Tesis</text:p>
      <text:p text:style-name="P5">Graba el BDT </text:p>
      <text:p text:style-name="P5"/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7"><text:span text:style-name="T9">ANTIGUO DOCUMENTO</text:span></text:p>
      <text:p text:style-name="P8">Están definidas la variable en el sessionStorage: </text:p>
      <text:p text:style-name="P8">1.1. en el Init muestra en un select la variable DATOS para que escoja de que carrera va a presentar su plan de tesis. Dos botones: APLICAR y SALIR</text:p>
      <text:p text:style-name="P8">1.2. Después de APLICAR debe mostrar los datos de la persona:</text:p>
      <text:p text:style-name="P8">ESTUDIANTE: [CNRODNI – CCODEST – CNOMBRE]</text:p>
      <text:p text:style-name="P8">LINEA: [SELECT *]</text:p>
      <text:p text:style-name="P8">TÍTULO: [TextArea]</text:p>
      <text:p text:style-name="P8">Dos Botones: [GRABAR] [VOLVER]</text:p>
      <text:p text:style-name="P8">Al volver regresa a la pantalla anterior.</text:p>
      <text:p text:style-name="P8">* <text:span text:style-name="T12">SELECT</text:span><text:span text:style-name="T13"> cLinea, cDescri </text:span><text:span text:style-name="T12">FROM</text:span><text:span text:style-name="T13"> A02MLIN </text:span><text:span text:style-name="T12">WHERE</text:span><text:span text:style-name="T13"> cUniAca = </text:span><text:span text:style-name="T12">'0049'</text:span><text:span text:style-name="T13"> </text:span><text:span text:style-name="T12">ORDER</text:span><text:span text:style-name="T13"> </text:span><text:span text:style-name="T12">BY</text:span><text:span text:style-name="T13"> cLinea</text:span></text:p>
      <text:p text:style-name="P8">Se graba en el A03MTES <text:span text:style-name="T8">y A03DEST</text:span></text:p>
      <text:p text:style-name="P8"/>
      <text:p text:style-name="P9">2. ASIGNACIÓN DE DICTAMINADORES</text:p>
      <text:p text:style-name="P9">2.1. Debe cargar los registros del A03MTES que han sido solicitados. Click en uno de ellos y muestra otra página donde aparecen dos docentes ([{‘CCODUSU’: ‘1220’, ‘CNOMBRE’: ‘ZUÑIGA CARNERO MANUEL’}, {‘CCODUSU’: ‘1987’, ‘CNOMBRE’: ‘MARTINEZ MUÑOZ JORGE’}])</text:p>
      <text:p text:style-name="P9">Muestra los datos de la tesis y la línea.</text:p>
      <text:p text:style-name="P9">Dos botones: [ASIGNAR] y [VOLVER]</text:p>
      <text:p text:style-name="P9">Actualiza las tablas T03MTES y T03DDOC.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03:04.089489735</meta:creation-date>
    <dc:date>2026-03-24T09:15:07.574890899</dc:date>
    <meta:editing-duration>PT33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44" meta:character-count="1600" meta:non-whitespace-character-count="1378"/>
  </office:meta>
</office:document-meta>
</file>